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p&gt;Please input a number between 5 and 10:&lt;/p&gt;</text:p>
      <text:p text:style-name="Standard"/>
      <text:p text:style-name="Standard">&lt;input id="demo" type="text"&gt;</text:p>
      <text:p text:style-name="Standard">&lt;button type="button" onclick="myFunction()"&gt;Test Input&lt;/button&gt;</text:p>
      <text:p text:style-name="Standard">&lt;p id="p01"&gt;&lt;/p&gt;</text:p>
      <text:p text:style-name="Standard"/>
      <text:p text:style-name="Standard">&lt;script&gt;</text:p>
      <text:p text:style-name="Standard">function myFunction() {</text:p>
      <text:p text:style-name="Standard"><text:s text:c="2"/>var message, x;</text:p>
      <text:p text:style-name="Standard"><text:s text:c="2"/>message = document.getElementById("p01");</text:p>
      <text:p text:style-name="Standard"><text:s text:c="2"/>message.innerHTML = "";</text:p>
      <text:p text:style-name="Standard"><text:s text:c="2"/>x = document.getElementById("demo").value;</text:p>
      <text:p text:style-name="Standard"><text:s text:c="2"/>try { </text:p>
      <text:p text:style-name="Standard"><text:s text:c="4"/>if(x == "") <text:s/>throw "empty";</text:p>
      <text:p text:style-name="Standard"><text:s text:c="4"/>if(isNaN(x)) throw "not a number";</text:p>
      <text:p text:style-name="Standard"><text:s text:c="4"/>x = Number(x);</text:p>
      <text:p text:style-name="Standard"><text:s text:c="4"/>if(x &lt; 5) <text:s/>throw "too low";</text:p>
      <text:p text:style-name="Standard"><text:s text:c="4"/>if(x &gt; 10) <text:s text:c="2"/>throw "too high";</text:p>
      <text:p text:style-name="Standard"><text:s text:c="2"/>}</text:p>
      <text:p text:style-name="Standard"><text:s text:c="2"/>catch(err) {</text:p>
      <text:p text:style-name="Standard"><text:s text:c="4"/>message.innerHTML = "Input is " + err;</text:p>
      <text:p text:style-name="Standard"><text:s text:c="2"/>}</text:p>
      <text:p text:style-name="Standard">}</text:p>
      <text:p text:style-name="Standard">&lt;/script&gt;</text:p>
      <text:p text:style-name="Standard"/>
      <text:p text:style-name="Standard">&lt;/body&gt;</text:p>
      <text:p text:style-name="Standard">&lt;/html&gt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23:32:33.038283339</meta:creation-date>
    <dc:date>2019-02-28T23:33:05.335091695</dc:date>
    <meta:editing-duration>PT34S</meta:editing-duration>
    <meta:editing-cycles>1</meta:editing-cycles>
    <meta:document-statistic meta:table-count="0" meta:image-count="0" meta:object-count="0" meta:page-count="1" meta:paragraph-count="27" meta:word-count="79" meta:character-count="588" meta:non-whitespace-character-count="491"/>
    <meta:generator>LibreOffice/6.0.7.3$Linux_X86_64 LibreOffice_project/00m0$Build-3</meta:generator>
  </office:meta>
</office:document-meta>
</file>